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2.629cm"/>
    </style:style>
    <style:style style:name="pr2" style:family="presentation" style:parent-style-name="Standard-outline1">
      <style:graphic-properties fo:min-height="8.884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Algorithm Message sending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Divide serialized byte-code into batches of equal size (e.g. 10.000 byte)</text:p>
                <text:list>
                  <text:list-item>
                    <text:p>Send message via receiverProxy.tell</text:p>
                  </text:list-item>
                  <text:list-item>
                    <text:p>Wait for several milliseconds that the node become reachable again</text:p>
                  </text:list-item>
                </text:list>
              </text:list-item>
              <text:list-item>
                <text:p>On receiver side: Order packages zuordnen and match message transaction (no guarantees → UDP-like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14T22:24:13.905000000</meta:creation-date>
    <dc:date>2019-11-14T22:32:15.161000000</dc:date>
    <meta:editing-duration>PT8M2S</meta:editing-duration>
    <meta:editing-cycles>1</meta:editing-cycles>
    <meta:document-statistic meta:object-count="25"/>
    <meta:generator>LibreOffice/6.3.0.4$Windows_X86_64 LibreOffice_project/057fc023c990d676a43019934386b85b21a9ee99</meta:generator>
  </office:meta>
</office:document-meta>
</file>